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fo:font-size="12pt" style:font-size-asian="12pt" style:font-size-complex="12pt"/>
    </style:style>
    <style:style style:name="P3" style:family="paragraph" style:parent-style-name="Standard">
      <style:paragraph-properties fo:margin-top="0cm" fo:margin-bottom="0.499cm" loext: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fo:language="en" fo:country="GB" officeooo:paragraph-rsid="0024d208"/>
    </style:style>
    <style:style style:name="P10" style:family="paragraph" style:parent-style-name="Standard">
      <style:text-properties fo:language="en" fo:country="GB" officeooo:paragraph-rsid="0029b04c"/>
    </style:style>
    <style:style style:name="P11" style:family="paragraph" style:parent-style-name="Standard">
      <style:text-properties fo:language="en" fo:country="GB" officeooo:paragraph-rsid="002ba60f"/>
    </style:style>
    <style:style style:name="P12" style:family="paragraph" style:parent-style-name="Standard">
      <style:text-properties fo:language="en" fo:country="GB" officeooo:paragraph-rsid="002c641e"/>
    </style:style>
    <style:style style:name="P13" style:family="paragraph" style:parent-style-name="Preformatted_20_Text">
      <style:text-properties fo:font-size="10.5pt" style:font-size-asian="10.5pt" style:font-size-complex="10.5pt"/>
    </style:style>
    <style:style style:name="P14" style:family="paragraph" style:parent-style-name="Text_20_body">
      <style:text-properties fo:language="en" fo:country="US" officeooo:rsid="001e3cd7" officeooo:paragraph-rsid="001e3cd7"/>
    </style:style>
    <style:style style:name="P15" style:family="paragraph" style:parent-style-name="Text_20_body">
      <style:text-properties fo:language="en" fo:country="US" officeooo:rsid="0024d208" officeooo:paragraph-rsid="0031327f" style:language-asian="ja" style:country-asian="JP"/>
    </style:style>
    <style:style style:name="P16" style:family="paragraph" style:parent-style-name="Text_20_body">
      <style:text-properties fo:language="ca" fo:country="ES" officeooo:paragraph-rsid="00287c31"/>
    </style:style>
    <style:style style:name="P17" style:family="paragraph" style:parent-style-name="Text_20_body">
      <style:text-properties fo:language="eo" fo:country="none" officeooo:rsid="002e6bc1" officeooo:paragraph-rsid="002e6bc1" style:language-complex="ta" style:country-complex="IN"/>
    </style:style>
    <style:style style:name="P18" style:family="paragraph" style:parent-style-name="Text_20_body">
      <style:text-properties fo:language="eo" fo:country="none" officeooo:rsid="00308626" officeooo:paragraph-rsid="00308626"/>
    </style:style>
    <style:style style:name="P19" style:family="paragraph" style:parent-style-name="Text_20_body">
      <style:text-properties fo:language="ast" fo:country="ES" officeooo:rsid="00287c31" officeooo:paragraph-rsid="00308626"/>
    </style:style>
    <style:style style:name="P20" style:family="paragraph" style:parent-style-name="Text_20_body">
      <style:text-properties fo:language="be" fo:country="BY" officeooo:rsid="00308626" officeooo:paragraph-rsid="00308626"/>
    </style:style>
    <style:style style:name="P21" style:family="paragraph" style:parent-style-name="Text_20_body">
      <style:text-properties fo:language="br" fo:country="FR" officeooo:rsid="00308626" officeooo:paragraph-rsid="00308626"/>
    </style:style>
    <style:style style:name="P22" style:family="paragraph" style:parent-style-name="Text_20_body">
      <style:text-properties fo:language="da" fo:country="DK" officeooo:rsid="00308626" officeooo:paragraph-rsid="00308626"/>
    </style:style>
    <style:style style:name="P23" style:family="paragraph" style:parent-style-name="Text_20_body">
      <style:text-properties fo:language="nl" fo:country="NL" officeooo:rsid="00308626" officeooo:paragraph-rsid="00308626"/>
    </style:style>
    <style:style style:name="P24" style:family="paragraph" style:parent-style-name="Text_20_body">
      <style:text-properties fo:language="gl" fo:country="ES" officeooo:rsid="00308626" officeooo:paragraph-rsid="00308626"/>
    </style:style>
    <style:style style:name="P25" style:family="paragraph" style:parent-style-name="Text_20_body">
      <style:text-properties fo:language="is" fo:country="IS" officeooo:rsid="00308626" officeooo:paragraph-rsid="00308626"/>
    </style:style>
    <style:style style:name="P26" style:family="paragraph" style:parent-style-name="Text_20_body">
      <style:text-properties fo:language="it" fo:country="IT" officeooo:rsid="0031327f" officeooo:paragraph-rsid="0031327f"/>
    </style:style>
    <style:style style:name="P27" style:family="paragraph" style:parent-style-name="Text_20_body">
      <style:text-properties fo:language="pl" fo:country="PL" officeooo:rsid="0031327f" officeooo:paragraph-rsid="0031327f"/>
    </style:style>
    <style:style style:name="P28" style:family="paragraph" style:parent-style-name="Text_20_body">
      <style:text-properties fo:language="pt" fo:country="PT" officeooo:rsid="0031327f" officeooo:paragraph-rsid="0031327f"/>
    </style:style>
    <style:style style:name="P29" style:family="paragraph" style:parent-style-name="Text_20_body">
      <style:text-properties fo:language="ru" fo:country="RU"/>
    </style:style>
    <style:style style:name="P30" style:family="paragraph" style:parent-style-name="Text_20_body">
      <style:text-properties fo:language="sk" fo:country="SK" officeooo:rsid="0031327f" officeooo:paragraph-rsid="0031327f"/>
    </style:style>
    <style:style style:name="P31" style:family="paragraph" style:parent-style-name="Text_20_body">
      <style:text-properties fo:language="sl" fo:country="SI" officeooo:rsid="0031327f" officeooo:paragraph-rsid="0031327f"/>
    </style:style>
    <style:style style:name="P32" style:family="paragraph" style:parent-style-name="Text_20_body">
      <style:text-properties fo:language="es" fo:country="ES" officeooo:rsid="0031327f" officeooo:paragraph-rsid="0031327f"/>
    </style:style>
    <style:style style:name="P33" style:family="paragraph" style:parent-style-name="Text_20_body">
      <style:text-properties fo:language="tl" fo:country="PH" officeooo:rsid="0031327f" officeooo:paragraph-rsid="0031327f" style:language-complex="ta" style:country-complex="IN"/>
    </style:style>
    <style:style style:name="P34" style:family="paragraph" style:parent-style-name="Text_20_body">
      <style:text-properties fo:language="uk" fo:country="UA"/>
    </style:style>
    <style:style style:name="P35" style:family="paragraph" style:parent-style-name="Text_20_body">
      <style:text-properties officeooo:rsid="00339b09" officeooo:paragraph-rsid="00339b09"/>
    </style:style>
    <style:style style:name="P36" style:family="paragraph" style:parent-style-name="Footnote">
      <style:text-properties fo:language="en" fo:country="GB" officeooo:rsid="0029b04c" officeooo:paragraph-rsid="0029b04c"/>
    </style:style>
    <style:style style:name="P37" style:family="paragraph" style:parent-style-name="Endnote">
      <style:text-properties officeooo:rsid="002ba60f"/>
    </style:style>
    <style:style style:name="P38" style:family="paragraph" style:parent-style-name="Endnote">
      <style:text-properties fo:language="en" fo:country="GB" officeooo:rsid="002ba60f" officeooo:paragraph-rsid="002ba60f"/>
    </style:style>
    <style:style style:name="P39" style:family="paragraph" style:parent-style-name="Text_20_body">
      <style:paragraph-properties fo:text-align="end" style:justify-single-word="false" style:writing-mode="rl-tb"/>
      <style:text-properties fo:language="en" fo:country="GB" officeooo:rsid="002e6bc1" officeooo:paragraph-rsid="0031327f" style:language-complex="fa" style:country-complex="IR"/>
    </style:style>
    <style:style style:name="P40" style:family="paragraph" style:parent-style-name="Text_20_body">
      <style:text-properties fo:language="fr" fo:country="FR" officeooo:rsid="00308626" officeooo:paragraph-rsid="00308626"/>
    </style:style>
    <style:style style:name="P41" style:family="paragraph" style:parent-style-name="Heading_20_2">
      <style:text-properties fo:language="en" fo:country="US"/>
    </style:style>
    <style:style style:name="P42" style:family="paragraph" style:parent-style-name="Heading_20_2">
      <style:text-properties fo:language="en" fo:country="US" officeooo:rsid="00308626"/>
    </style:style>
    <style:style style:name="P43" style:family="paragraph" style:parent-style-name="Heading_20_2">
      <style:text-properties fo:language="en" fo:country="US" officeooo:paragraph-rsid="0031327f"/>
    </style:style>
    <style:style style:name="P44" style:family="paragraph" style:parent-style-name="Heading_20_2">
      <style:paragraph-properties fo:text-align="end" style:justify-single-word="false"/>
      <style:text-properties fo:language="en" fo:country="US" officeooo:paragraph-rsid="0031327f"/>
    </style:style>
    <style:style style:name="P45" style:family="paragraph" style:parent-style-name="Heading_20_2">
      <style:text-properties fo:language="en" fo:country="US" officeooo:rsid="00339b09" officeooo:paragraph-rsid="00339b09"/>
    </style:style>
    <style:style style:name="P46" style:family="paragraph" style:parent-style-name="Heading_20_2">
      <style:text-properties officeooo:paragraph-rsid="00308626"/>
    </style:style>
    <style:style style:name="P47" style:family="paragraph" style:parent-style-name="Heading_20_2">
      <style:text-properties fo:language="fr" fo:country="FR" style:font-weight-asian="normal" style:font-weight-complex="normal"/>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T3" style:family="text">
      <style:text-properties officeooo:rsid="00287c31"/>
    </style:style>
    <style:style style:name="T4" style:family="text">
      <style:text-properties fo:language="en" fo:country="US"/>
    </style:style>
    <style:style style:name="T5" style:family="text">
      <style:text-properties fo:language="en" fo:country="US" officeooo:rsid="00287c31"/>
    </style:style>
    <style:style style:name="T6" style:family="text">
      <style:text-properties fo:language="en" fo:country="US" officeooo:rsid="00339b09"/>
    </style:style>
    <style:style style:name="T7" style:family="text">
      <style:text-properties officeooo:rsid="0029b04c"/>
    </style:style>
    <style:style style:name="T8" style:family="text">
      <style:text-properties officeooo:rsid="00308626"/>
    </style:style>
    <style:style style:name="T9" style:family="text">
      <style:text-properties officeooo:rsid="0032cb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 text:style-name="Internet_20_link" text:visited-style-name="Visited_20_Internet_20_Link">http://www.languagetool.org</text:a>):</text:p>
      <text:h text:style-name="P42" text:outline-level="2"><text:bookmark-start text:name="__RefHeading__491_1950126707"/>Asturian<text:bookmark-end text:name="__RefHeading__491_1950126707"/></text:h>
      <text:p text:style-name="P19">Apega testu equí. o revisa toes les pallabres de esti testu pa ver dalgún de los problemis que LanguageTool ye pa deteutar.<text:span text:style-name="T8"> </text:span>¿Afáyeste con los correutores gramaticales? Has date cuenta de que entá nun son perfeutos.</text:p>
      <text:h text:style-name="P41" text:outline-level="2"><text:bookmark-start text:name="__RefHeading__493_1950126707"/>Belarusian<text:bookmark-end text:name="__RefHeading__493_1950126707"/></text:h>
      <text:p text:style-name="P20">Паспрабуйце напісаць нейкі тэкст з памылкамі, а LanguageTool паспрабуе паказаць нейкия найбольш распаусюджаныя памылки.</text:p>
      <text:h text:style-name="P41" text:outline-level="2"><text:bookmark-start text:name="__RefHeading__495_1950126707"/>Breton<text:bookmark-end text:name="__RefHeading__495_1950126707"/></text:h>
      <text:p text:style-name="P21">Lakait amañ ho testenn vrezhonek da vezañ gwiriet. Pe implijit an frazenn-mañ gant meur a fazioù yezhadurel.</text:p>
      <text:h text:style-name="P41" text:outline-level="2"><text:bookmark-start text:name="__RefHeading__406_193762903"/>Catalan<text:bookmark-end text:name="__RefHeading__406_193762903"/></text:h>
      <text:p text:style-name="P16"><text:span text:style-name="T3">Trenta-dos home. N</text:span>o<text:note text:id="ftn1" text:note-class="endnote"><text:note-citation>i</text:note-citation><text:note-body><text:p text:style-name="P37">jkbjkk</text:p></text:note-body></text:note> tenen altra cosa que dir. </text:p>
      <text:h text:style-name="Heading_20_2" text:outline-level="2"><text:bookmark-start text:name="__RefHeading__354_1941845911"/>Chinese<text:bookmark-end text:name="__RefHeading__354_1941845911"/></text:h>
      <text:p text:style-name="P14">妈妈去菜市场捡菜。</text:p>
      <text:p text:style-name="P14"><text:bookmark-start text:name="__DdeLink__349_1941845911"/>战争期间发生了多次残无人道的屠杀。<text:bookmark-end text:name="__DdeLink__349_1941845911"/></text:p>
      <text:h text:style-name="P41" text:outline-level="2"><text:bookmark-start text:name="__RefHeading__497_1950126707"/>Danish<text:bookmark-end text:name="__RefHeading__497_1950126707"/></text:h>
      <text:p text:style-name="P22">Indsæt din egen tekst her , eller brug denne tekst til at se nogle af de fejl LanguageTool fanger. vær opmærksom på at den langtfra er er perfect, men skal være en hjælp til at få standartfejl frem i lyset.</text:p>
      <text:h text:style-name="P41" text:outline-level="2"><text:bookmark-start text:name="__RefHeading__499_1950126707"/>Dutch<text:bookmark-end text:name="__RefHeading__499_1950126707"/></text:h>
      <text:p text:style-name="P23">Een ieder kan fouten maken, tikvouten bij voorbeeld.</text:p>
      <text:h text:style-name="P46" text:outline-level="2"><text:bookmark-start text:name="__RefHeading__501_1950126707"/><text:span text:style-name="T5">E</text:span><text:span text:style-name="T4">speranto</text:span><text:bookmark-end text:name="__RefHeading__501_1950126707"/></text:h>
      <text:p text:style-name="P18">Mi lernas<text:note text:id="ftn2" text:note-class="footnote"><text:note-citation>1</text:note-citation><text:note-body><text:p text:style-name="P36">A footnote.</text:p></text:note-body></text:note> Esperanton ek de la jaro 2005. Li legas pri diluvio.</text:p>
      <text:h text:style-name="P47" text:outline-level="2"><text:bookmark-start text:name="__RefHeading__503_1950126707"/>French<text:bookmark-end text:name="__RefHeading__503_1950126707"/></text:h>
      <text:p text:style-name="P40">Copiez votre texte ici ou vérifiez cet exemple contenant plusieurs erreur que LanguageTool doit doit pouvoir detecter.</text:p>
      <text:h text:style-name="P41" text:outline-level="2"><text:bookmark-start text:name="__RefHeading__505_1950126707"/>Galician<text:bookmark-end text:name="__RefHeading__505_1950126707"/></text:h>
      <text:p text:style-name="P24">Esta vai a ser unha mostra de de exemplo para amosar o funcionamento de LanguageTool.</text:p>
      <text:h text:style-name="P41" text:outline-level="2"><text:bookmark-start text:name="__RefHeading__507_1950126707"/>Icelandic<text:bookmark-end text:name="__RefHeading__507_1950126707"/></text:h>
      <text:p text:style-name="P25">Þetta er dæmi um texta sem á að sína farm á hvernig LanguageTool virkar. Það er þó hérmeð gert ljóst að forritið framkvæmir ekki hefðbundna ritvilluleit.</text:p>
      <text:h text:style-name="P41" text:outline-level="2"><text:bookmark-start text:name="__RefHeading__509_1950126707"/><text:soft-page-break/>Italian<text:bookmark-end text:name="__RefHeading__509_1950126707"/></text:h>
      <text:p text:style-name="P26">Inserite qui lo vostro testo... oppure controlate direttamente questo ed avrete un assaggio di quali errori possono essere identificati con LanguageTool.</text:p>
      <text:h text:style-name="P43" text:outline-level="2"><text:bookmark-start text:name="__RefHeading__511_1950126707"/>Japanese<text:bookmark-end text:name="__RefHeading__511_1950126707"/></text:h>
      <text:p text:style-name="P15"><text:bookmark-start text:name="__DdeLink__332_1088291646"/>そんじゃそこらで手に入る</text:p>
      <text:p text:style-name="P15">つれずれを慰める<text:bookmark-end text:name="__DdeLink__332_1088291646"/></text:p>
      <text:h text:style-name="P44" text:outline-level="2"><text:bookmark-start text:name="__RefHeading__513_1950126707"/>Persian<text:bookmark-end text:name="__RefHeading__513_1950126707"/></text:h>
      <text:p text:style-name="P39">ڪادو</text:p>
      <text:h text:style-name="P41" text:outline-level="2"><text:bookmark-start text:name="__RefHeading__515_1950126707"/>Polish<text:bookmark-end text:name="__RefHeading__515_1950126707"/></text:h>
      <text:p text:style-name="P27">Wpisz tekst lub użyj istniejącego przykładu. To jest przykładowy tekst który pokazuje, jak jak działa LanguageTool. LanguageTool ma jusz korektor psowni, który wyrurznia bledy na czewrono.</text:p>
      <text:h text:style-name="P41" text:outline-level="2"><text:bookmark-start text:name="__RefHeading__517_1950126707"/>Portuguese<text:bookmark-end text:name="__RefHeading__517_1950126707"/></text:h>
      <text:p text:style-name="P28">Cola o teu próprio texto aqui... ou verifica este texto, afim de ver alguns dos dos problemas que o LanguageTool consegue detectar. Isto tal vez permita corrigir os teus erros à última da hora.</text:p>
      <text:h text:style-name="P41" text:outline-level="2"><text:bookmark-start text:name="__RefHeading__519_1950126707"/>Russian<text:bookmark-end text:name="__RefHeading__519_1950126707"/></text:h>
      <text:p text:style-name="P29">Вставьте ваш текст сюда .. или проверьте этот текстт.</text:p>
      <text:h text:style-name="P41" text:outline-level="2"><text:bookmark-start text:name="__RefHeading__521_1950126707"/>Slovak<text:bookmark-end text:name="__RefHeading__521_1950126707"/></text:h>
      <text:p text:style-name="P30">Toto je ukážkový vstup, na predvedenie funkčnosti LanguageTool. Pamätajte si si, že neobsahuje "kontrolu" preklepo.</text:p>
      <text:h text:style-name="P41" text:outline-level="2"><text:bookmark-start text:name="__RefHeading__523_1950126707"/>Slovenian<text:bookmark-end text:name="__RefHeading__523_1950126707"/></text:h>
      <text:p text:style-name="P31">Tukaj vnesite svoje besedilo... Pa poglejmo primer besedila s nekaj napakami ki jih lahko razpozna orodje LanguageTool; ko opazite napake, jih lahko enostavno popiravite. ( Obenem se izvrši tudi preverjanje črkovanja črkovanja.</text:p>
      <text:h text:style-name="P41" text:outline-level="2"><text:bookmark-start text:name="__RefHeading__525_1950126707"/>Spanish<text:bookmark-end text:name="__RefHeading__525_1950126707"/></text:h>
      <text:p text:style-name="P32">Escriba un texto aquí. LanguageTool le ayudará a afrentar algunas dificultades propias de la escritura. Se a hecho un esfuerzo para detectar errores tipográficos, ortograficos y incluso gramaticales. También algunos errores de estilo, a grosso modo.</text:p>
      <text:h text:style-name="P41" text:outline-level="2"><text:bookmark-start text:name="__RefHeading__412_193762903"/>Tamil<text:bookmark-end text:name="__RefHeading__412_193762903"/></text:h>
      <text:p text:style-name="P17">புது மா கோலம் போடு மயிலே.</text:p>
      <text:h text:style-name="P41" text:outline-level="2"><text:bookmark-start text:name="__RefHeading__527_1950126707"/>Tagalog<text:bookmark-end text:name="__RefHeading__527_1950126707"/></text:h>
      <text:p text:style-name="P33">Ang LanguageTool ay maganda gamit sa araw-araw. Ang talatang ito ay nagpapakita ng ng kakayahan ng LanguageTool at hinahalimbawa kung paano ito gamitin. Litaw rin sa talatang ito na may mga bagaybagay na hindii pa kayang itama nng LanguageTool.</text:p>
      <text:h text:style-name="P41" text:outline-level="2"><text:bookmark-start text:name="__RefHeading__529_1950126707"/><text:soft-page-break/>Ukrainian<text:bookmark-end text:name="__RefHeading__529_1950126707"/></text:h>
      <text:p text:style-name="P34">УВАГА! Внизу наведено приклад тексту з помилками, які допоможе виправити LanguageTool. Будь-ласка, вставте тутт ваш текст, або перевірте цей текст на предмет помилок. Знайти всі помилки для LanguageTool є не по силах з багатьох причин але дещо він вам все таки підкаже. Порівняно з засобами перевірки орфографії LanguageTool також змайде граматичні та стильові проблеми. LanguageTool — ваш самий кращий помічник.</text:p>
      <text:h text:style-name="P45" text:outline-level="2">English (ngram data)</text:h>
      <text:p text:style-name="P35"><text:span text:style-name="T6">A</text:span><text:span text:style-name="T4">s of 2015-06-29 these errors can only be found when the ngram-based confusion rule is active:</text:span></text:p>
      <text:p text:style-name="Text_20_body"><text:span text:style-name="T6">I can't remember how to go </text:span><text:span text:style-name="Strong_20_Emphasis"><text:span text:style-name="T6">their</text:span></text:span><text:span text:style-name="T6">.<text:line-break/></text:span><text:span text:style-name="T4">I didn't </text:span><text:span text:style-name="Strong_20_Emphasis"><text:span text:style-name="T4">now</text:span></text:span><text:span text:style-name="T4"> where it came from. <text:line-break/>Alabama has </text:span><text:span text:style-name="Strong_20_Emphasis"><text:span text:style-name="T4">for</text:span></text:span><text:span text:style-name="T4"> of the world's largest stadiums. </text:span></text:p>
      <text:h text:style-name="P41" text:outline-level="2"><text:bookmark-start text:name="__RefHeading__345_1941845911"/>English <text:span text:style-name="T2">(UK)</text:span><text:bookmark-end text:name="__RefHeading__345_1941845911"/></text:h>
      <text:p text:style-name="P9">Because to much snow was on it.</text:p>
      <text:p text:style-name="P10">Because to much snow was on it.<text:note text:id="ftn3" text:note-class="footnote"><text:note-citation>2</text:note-citation><text:note-body><text:p text:style-name="P36">More, a error in the footnote.</text:p></text:note-body></text:note> <text:span text:style-name="T7">Next sentence.</text:span></text:p>
      <text:p text:style-name="P10">Because to much snow was on it<text:note text:id="ftn4" text:note-class="footnote"><text:note-citation>3</text:note-citation><text:note-body><text:p text:style-name="P36">More.</text:p></text:note-body></text:note>. <text:span text:style-name="T7">Next sentence.</text:span></text:p>
      <text:p text:style-name="P12">Because to<text:note text:id="ftn5" text:note-class="footnote"><text:note-citation>4</text:note-citation><text:note-body><text:p text:style-name="P36">Another footnote.</text:p></text:note-body></text:note> much snow was on it<text:note text:id="ftn6" text:note-class="footnote"><text:note-citation>5</text:note-citation><text:note-body><text:p text:style-name="P36">Next footnote.</text:p></text:note-body></text:note>, <text:span text:style-name="T7">and the the word got repeated</text:span>.</text:p>
      <text:p text:style-name="P10">Because<text:note text:id="ftn7" text:note-class="footnote"><text:note-citation>6</text:note-citation><text:note-body><text:p text:style-name="P36">Another footnote.</text:p></text:note-body></text:note> to much snow was on it<text:note text:id="ftn8" text:note-class="footnote"><text:note-citation>7</text:note-citation><text:note-body><text:p text:style-name="P36">Next footnote.</text:p></text:note-body></text:note>, <text:span text:style-name="T7">and the the word got repeated</text:span>.</text:p>
      <text:p text:style-name="P11">Because<text:note text:id="ftn9" text:note-class="endnote"><text:note-citation>ii</text:note-citation><text:note-body><text:p text:style-name="P38">End note</text:p></text:note-body></text:note> to much snow was on it<text:note text:id="ftn10" text:note-class="footnote"><text:note-citation>8</text:note-citation><text:note-body><text:p text:style-name="P36">Next footnote.</text:p></text:note-body></text:note>, <text:span text:style-name="T7">and the the word got repeated</text:span>.</text:p>
      <text:p text:style-name="P9">I can give you more a detailed description of what's necessary.</text:p>
      <text:p text:style-name="P9">Some would think you a fortunate man.</text:p>
      <text:h text:style-name="P41" text:outline-level="2"><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Incorrect whitespace ( spaces ) at parentheses.</text:p>
      <text:p text:style-name="P7">After a comma,there must be whitespace.</text:p>
      <text:p text:style-name="P7">a sentence should start with an uppercase letter.</text:p>
      <text:p text:style-name="P7">Repetition: I i am not repeating myself.</text:p>
      <text:p text:style-name="P7"><text:span text:style-name="T9">It was a</text:span> hour ago.</text:p>
      <text:p text:style-name="P7">At an university.</text:p>
      <text:p text:style-name="P7">I go to high school (warning if user's mother tongue is German).</text:p>
      <text:p text:style-name="P7"/>
      <text:p text:style-name="P8">Errors detected by patterns (see rules/en/grammar.xml):</text:p>
      <text:p text:style-name="P7"/>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ext:soft-page-break/>The trash folder is the only on for me that works.</text:p>
      <text:p text:style-name="P7">He noticed that their is a new test.</text:p>
      <text:p text:style-name="P7">I a not sure.</text:p>
      <text:p text:style-name="P7">Ah, I new you would say that.</text:p>
      <text:p text:style-name="P7">Please not that saying "Open Source" does not mean very much.</text:p>
      <text:p text:style-name="P7">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Kyoto is the most oldest city.</text:p>
      <text:p text:style-name="P7">I definitely think is should be less than four years.</text:p>
      <text:p text:style-name="P7">I should of known that right from the start.</text:p>
      <text:p text:style-name="P7">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here no will be a park.</text:p>
      <text:p text:style-name="P7">There's no a new building.</text:p>
      <text:p text:style-name="P7">No is the right time.</text:p>
      <text:h text:style-name="P41" text:outline-level="2"><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Er legt eine alte CD ROM ein.</text:p>
      <text:p text:style-name="Standard">Das Essen steht auf die Tisch.<text:line-break/><text:soft-page-break/>Das Essen steht auf den Tische.<text:lin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3"/>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text:soft-page-break/>Praxis ist gang und gebe.</text:p>
      <text:p text:style-name="Standard">Dahinter verbirgt sich nichts gutes.</text:p>
      <text:p text:style-name="P2">Mit Freundlichen grüßen,<text:line-break/>Manuela Musterman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Linux_X86_64 LibreOffice_project/de093506bcdc5fafd9023ee680b8c60e3e0645d7</meta:generator>
    <dc:title>English LanguageTool error examples</dc:title>
    <meta:creation-date>2005-12-04T18:11:30</meta:creation-date>
    <dc:date>2016-12-28T10:17:10.064513918</dc:date>
    <dc:language>en-GB</dc:language>
    <meta:editing-cycles>37</meta:editing-cycles>
    <meta:editing-duration>PT1H17M13S</meta:editing-duration>
    <meta:document-statistic meta:table-count="0" meta:image-count="0" meta:object-count="0" meta:page-count="7" meta:paragraph-count="180" meta:word-count="1656" meta:character-count="9592" meta:non-whitespace-character-count="8153"/>
    <meta:user-defined meta:name="Info 1"/>
    <meta:user-defined meta:name="Info 2"/>
    <meta:user-defined meta:name="Info 3"/>
    <meta:user-defined meta:name="Info 4"/>
  </office:meta>
</office:document-meta>
</file>